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font-family-code" svg:font-family="'var font-family-code'"/>
  </office:font-face-decls>
  <office:automatic-styles>
    <style:style style:name="P1" style:family="paragraph" style:parent-style-name="Heading_20_1">
      <style:text-properties style:font-name="Times New Roman"/>
    </style:style>
    <style:style style:name="P2" style:family="paragraph" style:parent-style-name="Text_20_body" style:list-style-name="L1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T1" style:family="text">
      <style:text-properties officeooo:rsid="001cb9b4"/>
    </style:style>
    <style:style style:name="T2" style:family="text">
      <style:text-properties style:font-name="Times New Roman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</text:span>ython Lists</text:h>
      <text:list xml:id="list1503120186" text:style-name="L1">
        <text:list-item>
          <text:p text:style-name="P2">Lists are ordered collection of data items.</text:p>
        </text:list-item>
        <text:list-item>
          <text:p text:style-name="P2">They store multiple items in a single variable.</text:p>
        </text:list-item>
        <text:list-item>
          <text:p text:style-name="P2">List items are separated by commas and enclosed within square brackets [ ].</text:p>
        </text:list-item>
        <text:list-item>
          <text:p text:style-name="P2">Lists are changeable meaning we can alter them after creation.</text:p>
        </text:list-item>
      </text:list>
      <text:p text:style-name="P3">Example 1:</text:p>
      <text:p text:style-name="Preformatted_20_Text"><text:span text:style-name="Source_20_Text"><text:span text:style-name="T2">lst1 = [1,2,2,3,5,4,6]</text:span></text:span></text:p>
      <text:p text:style-name="Preformatted_20_Text"><text:span text:style-name="Source_20_Text"><text:span text:style-name="T2">lst2 = ["Red", "Green", "Blue"]</text:span></text:span></text:p>
      <text:p text:style-name="Preformatted_20_Text"><text:span text:style-name="Source_20_Text"><text:span text:style-name="T2">print(lst1)</text:span></text:span></text:p>
      <text:p text:style-name="Preformatted_20_Text"><text:span text:style-name="Source_20_Text"><text:span text:style-name="T2">print(lst2)</text:span></text:span></text:p>
      <text:p text:style-name="P3">Output:</text:p>
      <text:p text:style-name="Preformatted_20_Text"><text:span text:style-name="Source_20_Text"><text:span text:style-name="T2">[1, 2, 2, 3, 5, 4, 6]</text:span></text:span></text:p>
      <text:p text:style-name="Preformatted_20_Text"><text:span text:style-name="Source_20_Text"><text:span text:style-name="T2">['Red', 'Green', 'Blue']</text:span></text:span></text:p>
      <text:p text:style-name="P3">Example 2:</text:p>
      <text:p text:style-name="Preformatted_20_Text"><text:span text:style-name="Source_20_Text"><text:span text:style-name="T2">details = ["Abhijeet", 18, "FYBScIT", 9.8]</text:span></text:span></text:p>
      <text:p text:style-name="Preformatted_20_Text"><text:span text:style-name="Source_20_Text"><text:span text:style-name="T2">print(details)</text:span></text:span></text:p>
      <text:p text:style-name="P3">Output:</text:p>
      <text:p text:style-name="Preformatted_20_Text"><text:span text:style-name="Source_20_Text"><text:span text:style-name="T2">['Abhijeet', 18, 'FYBScIT', 9.8]</text:span></text:span></text:p>
      <text:p text:style-name="Text_20_body"><text:span text:style-name="T2">As we can see, a single</text:span> list can contain items of different data typ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ar font-family-code" svg:font-family="'var 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03:49.428180473</meta:creation-date>
    <dc:date>2023-09-19T09:09:53.203721710</dc:date>
    <meta:editing-duration>PT5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95" meta:character-count="556" meta:non-whitespace-character-count="484"/>
  </office:meta>
</office:document-meta>
</file>